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729fc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nual" table:style-name="ta1">
        <table:shapes>
          <draw:frame draw:z-index="1" draw:style-name="gr1" draw:text-style-name="P1" svg:width="16.007cm" svg:height="9.004cm" svg:x="2.334cm" svg:y="8.686cm">
            <draw:object draw:notify-on-update-of-ranges="Manual.B14:Manual.E14 Manual.B17:Manual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98595" calcext:value-type="float">
            <text:p>3.798595</text:p>
          </table:table-cell>
          <table:table-cell office:value-type="float" office:value="4.517694" calcext:value-type="float">
            <text:p>4.517694</text:p>
          </table:table-cell>
          <table:table-cell office:value-type="float" office:value="2.054864" calcext:value-type="float">
            <text:p>2.054864</text:p>
          </table:table-cell>
          <table:table-cell office:value-type="float" office:value="4.093537" calcext:value-type="float">
            <text:p>4.093537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5.064483" calcext:value-type="float">
            <text:p>5.064483</text:p>
          </table:table-cell>
          <table:table-cell office:value-type="float" office:value="2.672101" calcext:value-type="float">
            <text:p>2.672101</text:p>
          </table:table-cell>
          <table:table-cell office:value-type="float" office:value="2.440001" calcext:value-type="float">
            <text:p>2.440001</text:p>
          </table:table-cell>
          <table:table-cell office:value-type="float" office:value="3.782297" calcext:value-type="float">
            <text:p>3.782297</text:p>
          </table:table-cell>
          <table:table-cell/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.976884" calcext:value-type="float">
            <text:p>3.976884</text:p>
          </table:table-cell>
          <table:table-cell office:value-type="float" office:value="2.632699" calcext:value-type="float">
            <text:p>2.632699</text:p>
          </table:table-cell>
          <table:table-cell office:value-type="float" office:value="2.074384" calcext:value-type="float">
            <text:p>2.074384</text:p>
          </table:table-cell>
          <table:table-cell office:value-type="float" office:value="5.634455" calcext:value-type="float">
            <text:p>5.634455</text:p>
          </table:table-cell>
          <table: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6.96039" calcext:value-type="float">
            <text:p>6.96039</text:p>
          </table:table-cell>
          <table:table-cell office:value-type="float" office:value="2.577619" calcext:value-type="float">
            <text:p>2.577619</text:p>
          </table:table-cell>
          <table:table-cell office:value-type="float" office:value="2.449914" calcext:value-type="float">
            <text:p>2.449914</text:p>
          </table:table-cell>
          <table:table-cell office:value-type="float" office:value="4.31159" calcext:value-type="float">
            <text:p>4.31159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4.50995" calcext:value-type="float">
            <text:p>4.50995</text:p>
          </table:table-cell>
          <table:table-cell office:value-type="float" office:value="2.588057" calcext:value-type="float">
            <text:p>2.588057</text:p>
          </table:table-cell>
          <table:table-cell office:value-type="float" office:value="4.143621" calcext:value-type="float">
            <text:p>4.143621</text:p>
          </table:table-cell>
          <table:table-cell office:value-type="float" office:value="5.059511" calcext:value-type="float">
            <text:p>5.059511</text:p>
          </table:table-cell>
          <table:table-cell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3.942513" calcext:value-type="float">
            <text:p>3.942513</text:p>
          </table:table-cell>
          <table:table-cell office:value-type="float" office:value="2.626908" calcext:value-type="float">
            <text:p>2.626908</text:p>
          </table:table-cell>
          <table:table-cell office:value-type="float" office:value="4.156074" calcext:value-type="float">
            <text:p>4.156074</text:p>
          </table:table-cell>
          <table:table-cell office:value-type="float" office:value="4.13125" calcext:value-type="float">
            <text:p>4.13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67786" calcext:value-type="float">
            <text:p>3.767786</text:p>
          </table:table-cell>
          <table:table-cell office:value-type="float" office:value="2.660185" calcext:value-type="float">
            <text:p>2.660185</text:p>
          </table:table-cell>
          <table:table-cell office:value-type="float" office:value="2.339209" calcext:value-type="float">
            <text:p>2.339209</text:p>
          </table:table-cell>
          <table:table-cell office:value-type="float" office:value="3.76142" calcext:value-type="float">
            <text:p>3.76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10181" calcext:value-type="float">
            <text:p>3.810181</text:p>
          </table:table-cell>
          <table:table-cell office:value-type="float" office:value="2.67552" calcext:value-type="float">
            <text:p>2.67552</text:p>
          </table:table-cell>
          <table:table-cell office:value-type="float" office:value="4.691593" calcext:value-type="float">
            <text:p>4.691593</text:p>
          </table:table-cell>
          <table:table-cell office:value-type="float" office:value="3.824872" calcext:value-type="float">
            <text:p>3.824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59151" calcext:value-type="float">
            <text:p>3.859151</text:p>
          </table:table-cell>
          <table:table-cell office:value-type="float" office:value="2.675746" calcext:value-type="float">
            <text:p>2.675746</text:p>
          </table:table-cell>
          <table:table-cell office:value-type="float" office:value="2.412277" calcext:value-type="float">
            <text:p>2.412277</text:p>
          </table:table-cell>
          <table:table-cell office:value-type="float" office:value="4.588912" calcext:value-type="float">
            <text:p>4.588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30313" calcext:value-type="float">
            <text:p>3.830313</text:p>
          </table:table-cell>
          <table:table-cell office:value-type="float" office:value="2.695572" calcext:value-type="float">
            <text:p>2.695572</text:p>
          </table:table-cell>
          <table:table-cell office:value-type="float" office:value="2.621311" calcext:value-type="float">
            <text:p>2.621311</text:p>
          </table:table-cell>
          <table:table-cell office:value-type="float" office:value="3.537098" calcext:value-type="float">
            <text:p>3.53709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4.3520246" calcext:value-type="float">
            <text:p>4.3520246</text:p>
          </table:table-cell>
          <table:table-cell table:style-name="ce4" table:formula="of:=SUM([.C3:.C12])/10" office:value-type="float" office:value="2.8322101" calcext:value-type="float">
            <text:p>2.8322101</text:p>
          </table:table-cell>
          <table:table-cell table:style-name="ce4" table:formula="of:=SUM([.D3:.D12])/10" office:value-type="float" office:value="2.9383248" calcext:value-type="float">
            <text:p>2.9383248</text:p>
          </table:table-cell>
          <table:table-cell table:style-name="ce4" table:formula="of:=SUM([.E3:.E12])/10" office:value-type="float" office:value="4.2724942" calcext:value-type="float">
            <text:p>4.2724942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*1000)" office:value-type="float" office:value="257.35148647827" calcext:value-type="float">
            <text:p>257.35148647827</text:p>
          </table:table-cell>
          <table:table-cell table:style-name="ce4" table:formula="of:=[.G5]*[.H5]*7/([.C15]*1000)" office:value-type="float" office:value="25308.8568535223" calcext:value-type="float">
            <text:p>25308.8568535223</text:p>
          </table:table-cell>
          <table:table-cell table:style-name="ce4" table:formula="of:=[.G6]*[.H6]*7/([.D15]*1000)" office:value-type="float" office:value="48789.704936636" calcext:value-type="float">
            <text:p>48789.704936636</text:p>
          </table:table-cell>
          <table:table-cell table:style-name="ce4" table:formula="of:=[.G7]*[.H7]*7/([.E15]*1000)" office:value-type="float" office:value="67108.341539703" calcext:value-type="float">
            <text:p>67108.341539703</text:p>
          </table:table-cell>
          <table:table-cell office:value-type="string" calcext:value-type="string">
            <text:p>bytes/mili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*1000*1000/[.G4]" office:value-type="float" office:value="217.60123" calcext:value-type="float">
            <text:p>217,60123</text:p>
          </table:table-cell>
          <table:table-cell table:style-name="ce12" table:formula="of:=[.C15]*1000*1000/[.G5]" office:value-type="float" office:value="283.22101" calcext:value-type="float">
            <text:p>283,22101</text:p>
          </table:table-cell>
          <table:table-cell table:style-name="ce12" table:formula="of:=[.D15]*1000*1000/[.G6]" office:value-type="float" office:value="587.66496" calcext:value-type="float">
            <text:p>587,66496</text:p>
          </table:table-cell>
          <table:table-cell table:style-name="ce12" table:formula="of:=[.E15]*1000*1000/[.G7]" office:value-type="float" office:value="1708.99768" calcext:value-type="float">
            <text:p>1708,99768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cm" svg:y="0.028cm">
              <draw:object draw:notify-on-update-of-ranges="Manual.B14:Manual.E14 Manual.B16:Manual.E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Broadcast" table:style-name="ta1">
        <table:shapes>
          <draw:frame draw:z-index="1" draw:style-name="gr1" draw:text-style-name="P1" svg:width="16.007cm" svg:height="9.004cm" svg:x="2.281cm" svg:y="8.581cm">
            <draw:object draw:notify-on-update-of-ranges="Manual.B14:Manual.E14 Broadcast.B17:Broadcast.E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33731" calcext:value-type="float">
            <text:p>3.333731</text:p>
          </table:table-cell>
          <table:table-cell office:value-type="float" office:value="1.481954" calcext:value-type="float">
            <text:p>1.481954</text:p>
          </table:table-cell>
          <table:table-cell office:value-type="float" office:value="2.031825" calcext:value-type="float">
            <text:p>2.031825</text:p>
          </table:table-cell>
          <table:table-cell office:value-type="float" office:value="3.35735" calcext:value-type="float">
            <text:p>3.35735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2.474167" calcext:value-type="float">
            <text:p>2.474167</text:p>
          </table:table-cell>
          <table:table-cell office:value-type="float" office:value="1.66408" calcext:value-type="float">
            <text:p>1.66408</text:p>
          </table:table-cell>
          <table:table-cell office:value-type="float" office:value="1.793276" calcext:value-type="float">
            <text:p>1.793276</text:p>
          </table:table-cell>
          <table:table-cell office:value-type="float" office:value="3.557666" calcext:value-type="float">
            <text:p>3.557666</text:p>
          </table:table-cell>
          <table:table-cell/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.710234" calcext:value-type="float">
            <text:p>2.710234</text:p>
          </table:table-cell>
          <table:table-cell office:value-type="float" office:value="1.737209" calcext:value-type="float">
            <text:p>1.737209</text:p>
          </table:table-cell>
          <table:table-cell office:value-type="float" office:value="1.930185" calcext:value-type="float">
            <text:p>1.930185</text:p>
          </table:table-cell>
          <table:table-cell office:value-type="float" office:value="3.524439" calcext:value-type="float">
            <text:p>3.524439</text:p>
          </table:table-cell>
          <table: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.348045" calcext:value-type="float">
            <text:p>3.348045</text:p>
          </table:table-cell>
          <table:table-cell office:value-type="float" office:value="1.327733" calcext:value-type="float">
            <text:p>1.327733</text:p>
          </table:table-cell>
          <table:table-cell office:value-type="float" office:value="1.996521" calcext:value-type="float">
            <text:p>1.996521</text:p>
          </table:table-cell>
          <table:table-cell office:value-type="float" office:value="3.990167" calcext:value-type="float">
            <text:p>3.990167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2.671205" calcext:value-type="float">
            <text:p>2.671205</text:p>
          </table:table-cell>
          <table:table-cell office:value-type="float" office:value="1.699024" calcext:value-type="float">
            <text:p>1.699024</text:p>
          </table:table-cell>
          <table:table-cell office:value-type="float" office:value="2.993225" calcext:value-type="float">
            <text:p>2.993225</text:p>
          </table:table-cell>
          <table:table-cell office:value-type="float" office:value="3.820037" calcext:value-type="float">
            <text:p>3.820037</text:p>
          </table:table-cell>
          <table:table-cell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2.570664" calcext:value-type="float">
            <text:p>2.570664</text:p>
          </table:table-cell>
          <table:table-cell office:value-type="float" office:value="1.423511" calcext:value-type="float">
            <text:p>1.423511</text:p>
          </table:table-cell>
          <table:table-cell office:value-type="float" office:value="2.27202" calcext:value-type="float">
            <text:p>2.27202</text:p>
          </table:table-cell>
          <table:table-cell office:value-type="float" office:value="3.694548" calcext:value-type="float">
            <text:p>3.6945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76859" calcext:value-type="float">
            <text:p>2.476859</text:p>
          </table:table-cell>
          <table:table-cell office:value-type="float" office:value="1.306024" calcext:value-type="float">
            <text:p>1.306024</text:p>
          </table:table-cell>
          <table:table-cell office:value-type="float" office:value="2.269489" calcext:value-type="float">
            <text:p>2.269489</text:p>
          </table:table-cell>
          <table:table-cell office:value-type="float" office:value="5.60949" calcext:value-type="float">
            <text:p>5.60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0291" calcext:value-type="float">
            <text:p>2.490291</text:p>
          </table:table-cell>
          <table:table-cell office:value-type="float" office:value="1.322441" calcext:value-type="float">
            <text:p>1.322441</text:p>
          </table:table-cell>
          <table:table-cell office:value-type="float" office:value="3.1093" calcext:value-type="float">
            <text:p>3.1093</text:p>
          </table:table-cell>
          <table:table-cell office:value-type="float" office:value="4.556317" calcext:value-type="float">
            <text:p>4.556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12383" calcext:value-type="float">
            <text:p>2.512383</text:p>
          </table:table-cell>
          <table:table-cell office:value-type="float" office:value="1.395281" calcext:value-type="float">
            <text:p>1.395281</text:p>
          </table:table-cell>
          <table:table-cell office:value-type="float" office:value="1.869209" calcext:value-type="float">
            <text:p>1.869209</text:p>
          </table:table-cell>
          <table:table-cell office:value-type="float" office:value="3.926318" calcext:value-type="float">
            <text:p>3.9263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87361" calcext:value-type="float">
            <text:p>2.687361</text:p>
          </table:table-cell>
          <table:table-cell office:value-type="float" office:value="1.303611" calcext:value-type="float">
            <text:p>1.303611</text:p>
          </table:table-cell>
          <table:table-cell office:value-type="float" office:value="2.157892" calcext:value-type="float">
            <text:p>2.157892</text:p>
          </table:table-cell>
          <table:table-cell office:value-type="float" office:value="3.444203" calcext:value-type="float">
            <text:p>3.4442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2.727494" calcext:value-type="float">
            <text:p>2.727494</text:p>
          </table:table-cell>
          <table:table-cell table:style-name="ce4" table:formula="of:=SUM([.C3:.C12])/10" office:value-type="float" office:value="1.4660868" calcext:value-type="float">
            <text:p>1.4660868</text:p>
          </table:table-cell>
          <table:table-cell table:style-name="ce4" table:formula="of:=SUM([.D3:.D12])/10" office:value-type="float" office:value="2.2422942" calcext:value-type="float">
            <text:p>2.2422942</text:p>
          </table:table-cell>
          <table:table-cell table:style-name="ce4" table:formula="of:=SUM([.E3:.E12])/10" office:value-type="float" office:value="3.9480535" calcext:value-type="float">
            <text:p>3.9480535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*1000)" office:value-type="float" office:value="410.633350614154" calcext:value-type="float">
            <text:p>410.633350614154</text:p>
          </table:table-cell>
          <table:table-cell table:style-name="ce4" table:formula="of:=[.G5]*[.H5]*7/([.C15]*1000)" office:value-type="float" office:value="48892.0574143359" calcext:value-type="float">
            <text:p>48892.0574143359</text:p>
          </table:table-cell>
          <table:table-cell table:style-name="ce4" table:formula="of:=[.G6]*[.H6]*7/([.D15]*1000)" office:value-type="float" office:value="63934.5184944955" calcext:value-type="float">
            <text:p>63934.5184944955</text:p>
          </table:table-cell>
          <table:table-cell table:style-name="ce4" table:formula="of:=[.G7]*[.H7]*7/([.E15]*1000)" office:value-type="float" office:value="72623.129347158" calcext:value-type="float">
            <text:p>72623.129347158</text:p>
          </table:table-cell>
          <table:table-cell office:value-type="string" calcext:value-type="string">
            <text:p>bytes/mili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*1000*1000/[.G4]" office:value-type="float" office:value="136.3747" calcext:value-type="float">
            <text:p>136,3747</text:p>
          </table:table-cell>
          <table:table-cell table:style-name="ce12" table:formula="of:=[.C15]*1000*1000/[.G5]" office:value-type="float" office:value="146.60868" calcext:value-type="float">
            <text:p>146,60868</text:p>
          </table:table-cell>
          <table:table-cell table:style-name="ce12" table:formula="of:=[.D15]*1000*1000/[.G6]" office:value-type="float" office:value="448.45884" calcext:value-type="float">
            <text:p>448,45884</text:p>
          </table:table-cell>
          <table:table-cell table:style-name="ce12" table:formula="of:=[.E15]*1000*1000/[.G7]" office:value-type="float" office:value="1579.2214" calcext:value-type="float">
            <text:p>1579,2214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23cm" svg:y="0.398cm">
              <draw:object draw:notify-on-update-of-ranges="Broadcast.B14:Broadcast.E14 Broadcast.B16:Broadcast.E1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7:11:53.904000000</meta:creation-date>
    <dc:date>2023-01-31T14:49:18.544146357</dc:date>
    <meta:editing-duration>PT1H26M52S</meta:editing-duration>
    <meta:editing-cycles>4</meta:editing-cycles>
    <meta:generator>LibreOffice/7.0.4.2$Linux_X86_64 LibreOffice_project/00$Build-2</meta:generator>
    <meta:document-statistic meta:table-count="2" meta:cell-count="15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78cm" chart:style-name="ch2">
          <text:p>Tempo/Mensagem</text:p>
        </chart:title>
        <chart:subtitle svg:x="6.778cm" svg:y="1.036cm" chart:style-name="ch3">
          <text:p>MPI Manual</text:p>
        </chart:subtitle>
        <chart:legend chart:legend-position="end" svg:x="2.351cm" svg:y="2.402cm" style:legend-expansion="custom" svg:width="3.224cm" svg:height="0.598cm" style:legend-expansion-aspect-ratio="5.39130434782609" chart:style-name="ch4"/>
        <chart:plot-area chart:style-name="ch5" table:cell-range-address="Manual.B14:Manual.E14 Manual.B17:Manual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Manual.B14:Manual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Manual.B17:Manual.E17" loext:label-string="tempopor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por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nual.B14:Manual.E14</svg:desc>
                </draw:g>
              </table:table-cell>
              <table:table-cell office:value-type="float" office:value="217.60123">
                <text:p>217.60123</text:p>
                <draw:g>
                  <svg:desc>Manual.B17:Manual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83.22101">
                <text:p>283.2210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87.66496">
                <text:p>587.6649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08.99768">
                <text:p>1708.99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8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1cm" svg:y="0.887cm" chart:style-name="ch3">
          <text:p>MPI Manual</text:p>
        </chart:subtitle>
        <chart:legend chart:legend-position="end" svg:x="11.009cm" svg:y="4.751cm" style:legend-expansion="custom" svg:width="2.43cm" svg:height="0.598cm" style:legend-expansion-aspect-ratio="4.06354515050167" chart:style-name="ch4"/>
        <chart:plot-area chart:style-name="ch5" table:cell-range-address="Manual.B14:Manual.E14 Manual.B16:Manual.E16" chart:data-source-has-labels="both" svg:x="1.021cm" svg:y="-0.005cm" svg:width="13.172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Manual.B14:Manual.E14"/>
          </chart:axis>
          <chart:axis chart:dimension="y" chart:name="primary-y" chart:style-name="ch8">
            <chart:title svg:x="0.141cm" svg:y="7.443cm" chart:style-name="ch9">
              <text:p>Vazão Média (mensagens/segundo)</text:p>
            </chart:title>
            <chart:grid chart:style-name="ch10" chart:class="major"/>
          </chart:axis>
          <chart:series chart:style-name="ch11" chart:values-cell-range-address="Manual.B16:Manual.E16" loext:label-string="vazao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nual.B14:Manual.E14</svg:desc>
                </draw:g>
              </table:table-cell>
              <table:table-cell office:value-type="float" office:value="257.35148647827">
                <text:p>257.35148647827</text:p>
                <draw:g>
                  <svg:desc>Manual.B16:Manual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308.8568535223">
                <text:p>25308.856853522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8789.704936636">
                <text:p>48789.7049366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7108.341539703">
                <text:p>67108.341539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cm" chart:style-name="ch2">
          <text:p>Tempo/Mensagem</text:p>
        </chart:title>
        <chart:subtitle svg:x="6.779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Manual.B14:Manual.E14 Broadcast.B17:Broadcast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Manual.B14:Manual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Broadcast.B17:Broadcast.E17" loext:label-string="tempopor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por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nual.B14:Manual.E14</svg:desc>
                </draw:g>
              </table:table-cell>
              <table:table-cell office:value-type="float" office:value="136.3747">
                <text:p>136.3747</text:p>
                <draw:g>
                  <svg:desc>Broadcast.B17:Broadcast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46.60868">
                <text:p>146.608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48.45884">
                <text:p>448.4588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579.2214">
                <text:p>1579.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8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4cm" svg:y="0.887cm" chart:style-name="ch3">
          <text:p>MPI Broadcast</text:p>
        </chart:subtitle>
        <chart:legend chart:legend-position="end" svg:x="11.009cm" svg:y="4.168cm" style:legend-expansion="custom" svg:width="2.43cm" svg:height="0.598cm" style:legend-expansion-aspect-ratio="4.06354515050167" chart:style-name="ch4"/>
        <chart:plot-area chart:style-name="ch5" table:cell-range-address="Broadcast.B14:Broadcast.E14 Broadcast.B16:Broadcast.E16" chart:data-source-has-labels="both" svg:x="1.021cm" svg:y="-0.005cm" svg:width="13.172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Broadcast.B14:Broadcast.E14"/>
          </chart:axis>
          <chart:axis chart:dimension="y" chart:name="primary-y" chart:style-name="ch8">
            <chart:title svg:x="0.141cm" svg:y="7.443cm" chart:style-name="ch9">
              <text:p>Vazão Média (mensagens/segundo)</text:p>
            </chart:title>
            <chart:grid chart:style-name="ch10" chart:class="major"/>
          </chart:axis>
          <chart:series chart:style-name="ch11" chart:values-cell-range-address="Broadcast.B16:Broadcast.E16" loext:label-string="vazao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Broadcast.B14:Broadcast.E14</svg:desc>
                </draw:g>
              </table:table-cell>
              <table:table-cell office:value-type="float" office:value="410.633350614154">
                <text:p>410.633350614154</text:p>
                <draw:g>
                  <svg:desc>Broadcast.B16:Broadcast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8892.0574143359">
                <text:p>48892.057414335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3934.5184944955">
                <text:p>63934.518494495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2623.129347158">
                <text:p>72623.129347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